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Menlo" svg:font-family="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fo:text-align="end" style:justify-single-word="false" fo:orphans="2" fo:widows="2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text-align="start" style:justify-single-word="false" fo:orphans="2" fo:widows="2"/>
      <style:text-properties fo:font-variant="normal" fo:text-transform="none" fo:color="#222222" style:font-name="Arial" fo:font-size="14pt" fo:letter-spacing="normal" fo:font-style="normal" fo:font-weight="normal" loext:padding="0cm" loext:border="none"/>
    </style:style>
    <style:style style:name="P6" style:family="paragraph" style:parent-style-name="Text_20_body">
      <style:paragraph-properties fo:text-align="start" style:justify-single-word="false" fo:orphans="2" fo:widows="2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orphans="2" fo:widows="2"/>
    </style:style>
    <style:style style:name="P8" style:family="paragraph" style:parent-style-name="Heading_20_1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375eab" style:font-name="Arial" fo:font-size="14pt" fo:letter-spacing="normal" fo:font-style="normal" fo:font-weight="bold" loext:padding="0cm" loext:border="none"/>
    </style:style>
    <style:style style:name="P9" style:family="paragraph" style:parent-style-name="List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0" style:family="paragraph" style:parent-style-name="List_20_Contents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</style:style>
    <style:style style:name="P11" style:family="paragraph" style:parent-style-name="Heading_20_2">
      <loext:graphic-properties draw:fill="solid" draw:fill-color="#e0ebf5" draw:opacity="100%"/>
      <style:paragraph-properties fo:margin-top="0cm" fo:margin-bottom="0cm" loext:contextual-spacing="false" fo:line-height="125%" fo:text-align="start" style:justify-single-word="false" fo:orphans="2" fo:widows="2" fo:background-color="#e0ebf5"/>
      <style:text-properties fo:font-variant="normal" fo:text-transform="none" fo:color="#222222" style:font-name="Arial" fo:font-size="14pt" fo:letter-spacing="normal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P12" style:family="paragraph" style:parent-style-name="Heading_20_2">
      <loext:graphic-properties draw:fill="solid" draw:fill-color="#e0ebf5" draw:opacity="100%"/>
      <style:paragraph-properties fo:margin-top="0cm" fo:margin-bottom="0cm" loext:contextual-spacing="false" fo:line-height="125%" fo:text-align="start" style:justify-single-word="false" fo:orphans="2" fo:widows="2" fo:background-color="#e0ebf5"/>
    </style:style>
    <style:style style:name="P13" style:family="paragraph" style:parent-style-name="Heading_20_3">
      <style:paragraph-properties fo:line-height="125%" fo:text-align="start" style:justify-single-word="false" fo:orphans="2" fo:widows="2" fo:padding="0cm" fo:border="none"/>
      <style:text-properties fo:font-variant="normal" fo:text-transform="none" fo:color="#222222" style:font-name="Arial" fo:font-size="14pt" fo:letter-spacing="normal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P14" style:family="paragraph" style:parent-style-name="Heading_20_3">
      <style:paragraph-properties fo:line-height="125%" fo:text-align="start" style:justify-single-word="false" fo:orphans="2" fo:widows="2" fo:padding="0cm" fo:border="none"/>
    </style:style>
    <style:style style:name="P15" style:family="paragraph" style:parent-style-name="Preformatted_20_Text">
      <loext:graphic-properties draw:fill="solid" draw:fill-color="#efefef" draw:opacity="100%"/>
      <style:paragraph-properties fo:line-height="140%" fo:text-align="start" style:justify-single-word="false" fo:orphans="2" fo:widows="2" fo:background-color="#efefef"/>
      <style:text-properties fo:font-variant="normal" fo:text-transform="none" fo:color="#222222" style:font-name="Menlo" fo:font-size="14pt" fo:letter-spacing="normal" fo:font-style="normal" fo:font-weight="normal" loext:padding="0cm" loext:border="none"/>
    </style:style>
    <style:style style:name="P16" style:family="paragraph" style:parent-style-name="Preformatted_20_Text">
      <loext:graphic-properties draw:fill="solid" draw:fill-color="#efefef" draw:opacity="100%"/>
      <style:paragraph-properties fo:line-height="140%" fo:text-align="start" style:justify-single-word="false" fo:orphans="2" fo:widows="2" fo:background-color="#efefef"/>
      <style:text-properties fo:font-variant="normal" fo:text-transform="none" fo:color="#222222" fo:letter-spacing="normal" loext:padding="0cm" loext:border="none"/>
    </style:style>
    <style:style style:name="P17" style:family="paragraph" style:parent-style-name="Preformatted_20_Text">
      <loext:graphic-properties draw:fill="solid" draw:fill-color="#efefef" draw:opacity="100%"/>
      <style:paragraph-properties fo:line-height="140%" fo:text-align="start" style:justify-single-word="false" fo:orphans="2" fo:widows="2" fo:background-color="#efefef"/>
    </style:style>
    <style:style style:name="P18" style:family="paragraph" style:parent-style-name="Preformatted_20_Text">
      <loext:graphic-properties draw:fill="solid" draw:fill-color="#efefef" draw:opacity="100%"/>
      <style:paragraph-properties fo:margin-top="0cm" fo:margin-bottom="0.499cm" loext:contextual-spacing="false" fo:line-height="140%" fo:text-align="start" style:justify-single-word="false" fo:orphans="2" fo:widows="2" fo:background-color="#efefef"/>
    </style:style>
    <style:style style:name="P19" style:family="paragraph" style:parent-style-name="Preformatted_20_Text">
      <loext:graphic-properties draw:fill="solid" draw:fill-color="#efefef" draw:opacity="100%"/>
      <style:paragraph-properties fo:margin-top="0cm" fo:margin-bottom="0.499cm" loext:contextual-spacing="false" fo:line-height="140%" fo:text-align="start" style:justify-single-word="false" fo:orphans="2" fo:widows="2" fo:background-color="#efefef"/>
      <style:text-properties fo:font-variant="normal" fo:text-transform="none" fo:color="#222222" style:font-name="Menlo" fo:font-size="14pt" fo:letter-spacing="normal" fo:font-style="normal" fo:font-weight="normal" loext:padding="0cm" loext:border="none"/>
    </style:style>
    <style:style style:name="P20" style:family="paragraph">
      <style:paragraph-properties fo:text-align="start"/>
      <style:text-properties fo:color="#222222"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color="#222222" style:text-line-through-style="none" style:text-line-through-type="none" style:text-underline-style="none" fo:font-weight="normal" style:text-blinking="false" loext:padding="0cm" loext:border="none"/>
    </style:style>
    <style:style style:name="T2" style:family="text">
      <style:text-properties style:font-name="Menlo"/>
    </style:style>
    <style:style style:name="T3" style:family="text">
      <style:text-properties fo:color="#375eab" style:text-line-through-style="none" style:text-line-through-type="none" style:text-underline-style="none" style:text-blinking="false"/>
    </style:style>
    <style:style style:name="T4" style:family="text">
      <style:text-properties fo:font-variant="normal" fo:text-transform="none" fo:color="#375eab" style:text-line-through-style="none" style:text-line-through-type="none" style:font-name="Arial" fo:font-size="14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375eab" style:text-line-through-style="none" style:text-line-through-type="none" style:font-name="Arial" fo:font-size="14pt" fo:letter-spacing="normal" fo:font-style="normal" style:text-underline-style="none" fo:font-weight="bold" style:text-blinking="false" loext:padding="0cm" loext:border="none"/>
    </style:style>
    <style:style style:name="T6" style:family="text">
      <style:text-properties fo:font-variant="normal" fo:text-transform="none" fo:color="#375eab" style:text-line-through-style="none" style:text-line-through-type="none" style:font-name="Arial" fo:font-size="10.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375eab" style:text-line-through-style="none" style:text-line-through-type="none" style:font-name="Menlo" fo:font-size="14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375eab" style:font-name="Arial" fo:font-size="14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75eab" style:font-name="Arial" fo:font-size="14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222222" fo:letter-spacing="normal" loext:padding="0cm" loext:border="none"/>
    </style:style>
    <style:style style:name="T11" style:family="text">
      <style:text-properties fo:font-variant="normal" fo:text-transform="none" fo:color="#222222" style:font-name="Arial" fo:font-size="14pt" fo:letter-spacing="normal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T12" style:family="text">
      <style:text-properties fo:font-variant="normal" fo:text-transform="none" fo:color="#222222" style:text-line-through-style="none" style:text-line-through-type="none" style:font-name="Arial" fo:font-size="14pt" fo:letter-spacing="normal" fo:font-style="normal" style:text-underline-style="none" fo:font-weight="normal" style:text-blinking="false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T13" style:family="text">
      <style:text-properties fo:font-variant="normal" fo:text-transform="none" fo:color="#222222" style:font-name="Menlo" fo:font-size="14pt" fo:letter-spacing="normal" fo:font-style="normal" fo:font-weight="normal" loext:padding="0cm" loext:border="none"/>
    </style:style>
    <style:style style:name="T14" style:family="text">
      <style:text-properties fo:color="#006600" style:font-name="Menlo" fo:font-size="14pt" fo:font-style="normal" fo:font-weight="normal"/>
    </style:style>
    <style:style style:name="T15" style:family="text">
      <style:text-properties fo:color="#666666"/>
    </style:style>
    <style:style style:name="Sect1" style:family="section">
      <style:section-properties fo:background-color="#e0ebf5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fo:background-color="#ffffff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localhost:6060/search" xlink:type="simple">
          <form:properties>
            <form:property form:property-name="PropertyChangeNotificationEnabled" office:value-type="boolean" office:boolean-value="true"/>
          </form:properties>
          <form:text form:name="q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...</text:p>
      <text:section text:style-name="Sect1" text:name="topbar">
        <text:p text:style-name="P4"/>
        <text:section text:style-name="Sect2" text:name="heading-wide">
          <text:p text:style-name="P1"><text:a xlink:type="simple" xlink:href="http://localhost:6060/pkg/" text:style-name="Internet_20_link" text:visited-style-name="Visited_20_Internet_20_Link"><text:span text:style-name="T1">Go Documentation Server</text:span></text:a></text:p>
        </text:section>
        <text:section text:style-name="Sect2" text:name="menu">
          <text:p text:style-name="P2"><text:bookmark text:name="search"/><draw:control text:anchor-type="as-char" draw:z-index="0" draw:style-name="gr1" draw:text-style-name="P20" svg:width="5.98cm" svg:height="0.847cm" draw:control="control1"/></text:p>
        </text:section>
      </text:section>
      <text:section text:style-name="Sect2" text:name="page">
        <text:h text:style-name="P8" text:outline-level="1">Package blit_cli</text:h>
        <text:section text:style-name="Sect2" text:name="nav">
          <text:p text:style-name="P6"/>
        </text:section>
        <text:section text:style-name="Sect2" text:name="short-nav">
          <text:p text:style-name="P10"><text:span text:style-name="Source_20_Text"><text:span text:style-name="T2">import "github.com/ruymanbr/blit/pkg/blit_cli"</text:span></text:span></text:p>
          <text:p text:style-name="P9"><text:a xlink:type="simple" xlink:href="http://index.html/#pkg-overview" text:style-name="Internet_20_link" text:visited-style-name="Visited_20_Internet_20_Link"><text:span text:style-name="T4">Overview</text:span></text:a></text:p>
          <text:p text:style-name="P10"><text:a xlink:type="simple" xlink:href="http://index.html/#pkg-index" text:style-name="Internet_20_link" text:visited-style-name="Visited_20_Internet_20_Link"><text:span text:style-name="T4">Index</text:span></text:a></text:p>
        </text:section>
        <text:section text:style-name="Sect2" text:name="pkg-overview">
          <text:h text:style-name="P11" text:outline-level="2">Overview ▾</text:h>
        </text:section>
        <text:section text:style-name="Sect2" text:name="pkg-index">
          <text:h text:style-name="P11" text:outline-level="2">Index ▾</text:h>
          <text:section text:style-name="Sect2" text:name="manual-nav">
            <text:p text:style-name="P9"><text:a xlink:type="simple" xlink:href="http://index.html/#ByteToReadableSize" text:style-name="Internet_20_link" text:visited-style-name="Visited_20_Internet_20_Link"><text:span text:style-name="T3">func ByteToReadableSize(bigNum int64) string</text:span></text:a></text:p>
            <text:p text:style-name="P9"><text:a xlink:type="simple" xlink:href="http://index.html/#CleanData" text:style-name="Internet_20_link" text:visited-style-name="Visited_20_Internet_20_Link"><text:span text:style-name="T4">func CleanData(rawData [][]string) ([][]string, []string)</text:span></text:a></text:p>
            <text:p text:style-name="P9"><text:a xlink:type="simple" xlink:href="http://index.html/#EncapData" text:style-name="Internet_20_link" text:visited-style-name="Visited_20_Internet_20_Link"><text:span text:style-name="T4">func EncapData(fileInfo []fs.FileInfo, path string) ([][]string, error, int64)</text:span></text:a></text:p>
            <text:p text:style-name="P9"><text:a xlink:type="simple" xlink:href="http://index.html/#EncapSizes" text:style-name="Internet_20_link" text:visited-style-name="Visited_20_Internet_20_Link"><text:span text:style-name="T4">func EncapSizes(fileInfo []fs.FileInfo) [][]int</text:span></text:a></text:p>
            <text:p text:style-name="P9"><text:a xlink:type="simple" xlink:href="http://index.html/#FastSwitchSli" text:style-name="Internet_20_link" text:visited-style-name="Visited_20_Internet_20_Link"><text:span text:style-name="T4">func FastSwitchSli(strUnordered [][]string, orderedSli [][]int, origPos int) [][]string</text:span></text:a></text:p>
            <text:p text:style-name="P9"><text:a xlink:type="simple" xlink:href="http://index.html/#FileSizeSort" text:style-name="Internet_20_link" text:visited-style-name="Visited_20_Internet_20_Link"><text:span text:style-name="T4">func FileSizeSort(sli [][]int, sizePos int)</text:span></text:a></text:p>
            <text:p text:style-name="P9"><text:a xlink:type="simple" xlink:href="http://index.html/#GetPath" text:style-name="Internet_20_link" text:visited-style-name="Visited_20_Internet_20_Link"><text:span text:style-name="T4">func GetPath(args []string) (string, bool)</text:span></text:a></text:p>
            <text:p text:style-name="P9"><text:a xlink:type="simple" xlink:href="http://index.html/#GetPathInfo" text:style-name="Internet_20_link" text:visited-style-name="Visited_20_Internet_20_Link"><text:span text:style-name="T4">func GetPathInfo(root string) ([]fs.FileInfo, error)</text:span></text:a></text:p>
            <text:p text:style-name="P9"><text:a xlink:type="simple" xlink:href="http://index.html/#HandlePath" text:style-name="Internet_20_link" text:visited-style-name="Visited_20_Internet_20_Link"><text:span text:style-name="T4">func HandlePath(path string) ([]fs.FileInfo, string, error)</text:span></text:a></text:p>
            <text:p text:style-name="P9"><text:a xlink:type="simple" xlink:href="http://index.html/#Openbrowser" text:style-name="Internet_20_link" text:visited-style-name="Visited_20_Internet_20_Link"><text:span text:style-name="T4">func Openbrowser(url string)</text:span></text:a></text:p>
            <text:p text:style-name="P9"><text:a xlink:type="simple" xlink:href="http://index.html/#RenderData" text:style-name="Internet_20_link" text:visited-style-name="Visited_20_Internet_20_Link"><text:span text:style-name="T4">func RenderData(dirs []string, data [][]string, totSize int64, totFiles int)</text:span></text:a></text:p>
            <text:p text:style-name="P9"><text:a xlink:type="simple" xlink:href="http://index.html/#SanitizeLastSlash" text:style-name="Internet_20_link" text:visited-style-name="Visited_20_Internet_20_Link"><text:span text:style-name="T4">func SanitizeLastSlash(path string) string</text:span></text:a></text:p>
            <text:p text:style-name="P9"><text:a xlink:type="simple" xlink:href="http://index.html/#Swap" text:style-name="Internet_20_link" text:visited-style-name="Visited_20_Internet_20_Link"><text:span text:style-name="T4">func Swap(sli [][]int, i int)</text:span></text:a></text:p>
            <text:p text:style-name="P9"><text:a xlink:type="simple" xlink:href="http://index.html/#File" text:style-name="Internet_20_link" text:visited-style-name="Visited_20_Internet_20_Link"><text:span text:style-name="T4">type File</text:span></text:a></text:p>
            <text:p text:style-name="P9"><text:span text:style-name="T10">    </text:span><text:a xlink:type="simple" xlink:href="http://index.html/#StructurizeFiles" text:style-name="Internet_20_link" text:visited-style-name="Visited_20_Internet_20_Link"><text:span text:style-name="T4">func StructurizeFiles(filesStr [][]string) []File</text:span></text:a></text:p>
            <text:p text:style-name="P9"><text:a xlink:type="simple" xlink:href="http://index.html/#PathError" text:style-name="Internet_20_link" text:visited-style-name="Visited_20_Internet_20_Link"><text:span text:style-name="T4">type PathError</text:span></text:a></text:p>
            <text:p text:style-name="P10"><text:span text:style-name="T10">    </text:span><text:a xlink:type="simple" xlink:href="http://index.html/#PathError.Error" text:style-name="Internet_20_link" text:visited-style-name="Visited_20_Internet_20_Link"><text:span text:style-name="T4">func (p *PathError) Error() string</text:span></text:a></text:p>
          </text:section>
          <text:h text:style-name="P13" text:outline-level="3">Package files</text:h>
          <text:p text:style-name="P6"><text:a xlink:type="simple" xlink:href="http://localhost:6060/src/github.com/ruymanbr/blit/pkg/blit_cli/blit_cli.go" text:style-name="Internet_20_link" text:visited-style-name="Visited_20_Internet_20_Link"><text:span text:style-name="T6">blit_cli.go</text:span></text:a></text:p>
        </text:section>
        <text:h text:style-name="P12" text:outline-level="2"><text:bookmark text:name="ByteToReadableSize"/><text:span text:style-name="T11">func </text:span><text:a xlink:type="simple" xlink:href="http://localhost:6060/src/github.com/ruymanbr/blit/pkg/blit_cli/blit_cli.go?s=4539:4583#L161" text:style-name="Internet_20_link" text:visited-style-name="Visited_20_Internet_20_Link"><text:span text:style-name="T12">ByteToReadableSize</text:span></text:a></text:h>
        <text:p text:style-name="P18"><text:span text:style-name="T13">func ByteToReadableSize(bigNum </text:span><text:span text:style-name="T7">int64</text:span><text:span text:style-name="T13">) </text:span><text:span text:style-name="T7">string</text:span></text:p>
        <text:p text:style-name="P5">ByteToReadableSize transform a byte size into human readable form sizes (kb, Mb, Gb, Tb, Pb). Takes 1 argument and returns a HR string for size</text:p>
        <text:p text:style-name="P5">1: bigNum int64 (size in bytes)</text:p>
        <text:p text:style-name="P5">Returns:</text:p>
        <text:p text:style-name="P19"><text:soft-page-break/>1: string <text:s text:c="38"/>(size in human readable form: Pb, Tb, Gb, etc)</text:p>
        <text:h text:style-name="P12" text:outline-level="2"><text:bookmark text:name="CleanData"/><text:span text:style-name="T8">func </text:span><text:a xlink:type="simple" xlink:href="http://localhost:6060/src/github.com/ruymanbr/blit/pkg/blit_cli/blit_cli.go?s=3906:3963#L144" text:style-name="Internet_20_link" text:visited-style-name="Visited_20_Internet_20_Link"><text:span text:style-name="T5">CleanData</text:span></text:a></text:h>
        <text:p text:style-name="P18"><text:span text:style-name="T13">func CleanData(rawData [][]</text:span><text:span text:style-name="T7">string</text:span><text:span text:style-name="T13">) ([][]</text:span><text:span text:style-name="T7">string</text:span><text:span text:style-name="T13">, []</text:span><text:span text:style-name="T7">string</text:span><text:span text:style-name="T13">)</text:span></text:p>
        <text:p text:style-name="P5">CleanData removes first column for [][]string matrix. Ideally the format returned by EncapData() function in second position</text:p>
        <text:p text:style-name="P5">1: rawData [][]string (Raw data from Encap(), including dirs conditional y/n in first colum</text:p>
        <text:p text:style-name="P5">Returns:</text:p>
        <text:p text:style-name="P15">1: [][]string <text:s text:c="26"/>(Same matrix without first colum)</text:p>
        <text:p text:style-name="P19">2: []string <text:s text:c="28"/>(Folder y/n confirmation string obtained from argument to this function)</text:p>
        <text:h text:style-name="P12" text:outline-level="2"><text:bookmark text:name="EncapData"/><text:span text:style-name="T8">func </text:span><text:a xlink:type="simple" xlink:href="http://localhost:6060/src/github.com/ruymanbr/blit/pkg/blit_cli/blit_cli.go?s=2292:2370#L88" text:style-name="Internet_20_link" text:visited-style-name="Visited_20_Internet_20_Link"><text:span text:style-name="T5">EncapData</text:span></text:a></text:h>
        <text:p text:style-name="P18"><text:span text:style-name="T13">func EncapData(fileInfo []</text:span><text:span text:style-name="T7">fs</text:span><text:span text:style-name="T13">.</text:span><text:span text:style-name="T7">FileInfo</text:span><text:span text:style-name="T13">, path </text:span><text:span text:style-name="T7">string</text:span><text:span text:style-name="T13">) ([][]</text:span><text:span text:style-name="T7">string</text:span><text:span text:style-name="T13">, </text:span><text:span text:style-name="T7">error</text:span><text:span text:style-name="T13">, </text:span><text:span text:style-name="T7">int64</text:span><text:span text:style-name="T13">)</text:span></text:p>
        <text:p text:style-name="P5">EncapData extracts data from a []fs.FileInfo dataset in a given path</text:p>
        <text:p text:style-name="P5">1: fileInfo []fs.FileInfo (obtained from os.Open File -&gt; Readdir()) 2: path string (Path where files are located)</text:p>
        <text:p text:style-name="P5">Returns:</text:p>
        <text:p text:style-name="P15">2: [][]string <text:s text:c="26"/>(File info -as in [n_files]{IsDir, LastM, FName, FSize_HR_Format} <text:s/>)</text:p>
        <text:p text:style-name="P15">3: error <text:s text:c="39"/>(Returns this error when trying to obtain os.Stat(/path/to/file/name/) for each file</text:p>
        <text:p text:style-name="P19">3: int64 <text:s text:c="39"/>(Sum of total file sizes in given path)</text:p>
        <text:h text:style-name="P12" text:outline-level="2"><text:bookmark text:name="EncapSizes"/><text:span text:style-name="T8">func </text:span><text:a xlink:type="simple" xlink:href="http://localhost:6060/src/github.com/ruymanbr/blit/pkg/blit_cli/blit_cli.go?s=3276:3325#L125" text:style-name="Internet_20_link" text:visited-style-name="Visited_20_Internet_20_Link"><text:span text:style-name="T5">EncapSizes</text:span></text:a></text:h>
        <text:p text:style-name="P18"><text:span text:style-name="T13">func EncapSizes(fileInfo []</text:span><text:span text:style-name="T7">fs</text:span><text:span text:style-name="T13">.</text:span><text:span text:style-name="T7">FileInfo</text:span><text:span text:style-name="T13">) [][]</text:span><text:span text:style-name="T7">int</text:span></text:p>
        <text:p text:style-name="P5"><text:soft-page-break/>EncapSizes returns a [][]int slice with data from a []fs.FileInfo dataset in a given path</text:p>
        <text:p text:style-name="P5">1: fileInfo []fs.FileInfo (obtained from os.Open File -&gt; Readdir())</text:p>
        <text:p text:style-name="P5">Returns:</text:p>
        <text:p text:style-name="P19">1: [][]int <text:s text:c="37"/>(File sizes matrix)</text:p>
        <text:h text:style-name="P12" text:outline-level="2"><text:bookmark text:name="FastSwitchSli"/><text:span text:style-name="T8">func </text:span><text:a xlink:type="simple" xlink:href="http://localhost:6060/src/github.com/ruymanbr/blit/pkg/blit_cli/blit_cli.go?s=7838:7925#L263" text:style-name="Internet_20_link" text:visited-style-name="Visited_20_Internet_20_Link"><text:span text:style-name="T5">FastSwitchSli</text:span></text:a></text:h>
        <text:p text:style-name="P18"><text:span text:style-name="T13">func FastSwitchSli(strUnordered [][]</text:span><text:span text:style-name="T7">string</text:span><text:span text:style-name="T13">, orderedSli [][]</text:span><text:span text:style-name="T7">int</text:span><text:span text:style-name="T13">, origPos </text:span><text:span text:style-name="T7">int</text:span><text:span text:style-name="T13">) [][]</text:span><text:span text:style-name="T7">string</text:span></text:p>
        <text:p text:style-name="P5">FastSwitchSli sorts a [n_files][5]string dataset obtained from &lt;- GetPathInfo() &lt;- EncapData().</text:p>
        <text:p text:style-name="P5">Takes 3 arguments: 1: [][]string ( Unordered string matrix with folder files data) 2: [][]int ( Sorted slice with file size and original position in primitive raw data slice) 3: int ( original position of files, in ordered fileSize slice's rows. Basically its col_index )</text:p>
        <text:p text:style-name="P5">Returns:</text:p>
        <text:p text:style-name="P19">1: [][]string <text:s text:c="26"/>(Fully formatted array with file data. Ordered by size. later derived to RenderData() function for CLI display purpose)</text:p>
        <text:h text:style-name="P12" text:outline-level="2"><text:bookmark text:name="FileSizeSort"/><text:span text:style-name="T8">func </text:span><text:a xlink:type="simple" xlink:href="http://localhost:6060/src/github.com/ruymanbr/blit/pkg/blit_cli/blit_cli.go?s=6525:6568#L218" text:style-name="Internet_20_link" text:visited-style-name="Visited_20_Internet_20_Link"><text:span text:style-name="T5">FileSizeSort</text:span></text:a></text:h>
        <text:p text:style-name="P18"><text:span text:style-name="T13">func FileSizeSort(sli [][]</text:span><text:span text:style-name="T7">int</text:span><text:span text:style-name="T13">, sizePos </text:span><text:span text:style-name="T7">int</text:span><text:span text:style-name="T13">)</text:span></text:p>
        <text:p text:style-name="P5">FileSizeSort sorts a [][]int slice matrix of file data, by size.</text:p>
        <text:p text:style-name="P5">Takes 2 arguments:</text:p>
        <text:p text:style-name="P5">1: sli [][]int (size matrix with size and original position as column values in every row) 2: sizePort int (as first argument (Bigger first, smaller last) by calling Swap() function</text:p>
        <text:p text:style-name="P19">&lt;No return&gt;</text:p>
        <text:h text:style-name="P12" text:outline-level="2"><text:bookmark text:name="GetPath"/><text:span text:style-name="T8">func </text:span><text:a xlink:type="simple" xlink:href="http://localhost:6060/src/github.com/ruymanbr/blit/pkg/blit_cli/blit_cli.go?s=946:988#L40" text:style-name="Internet_20_link" text:visited-style-name="Visited_20_Internet_20_Link"><text:span text:style-name="T5">GetPath</text:span></text:a></text:h>
        <text:p text:style-name="P18"><text:span text:style-name="T13">func GetPath(args []</text:span><text:span text:style-name="T7">string</text:span><text:span text:style-name="T13">) (</text:span><text:span text:style-name="T7">string</text:span><text:span text:style-name="T13">, </text:span><text:span text:style-name="T7">bool</text:span><text:span text:style-name="T13">)</text:span></text:p>
        <text:p text:style-name="P5"><text:soft-page-break/>GetPath extracts path from CLI argument, if not given it returns current directory path</text:p>
        <text:p text:style-name="P5">Takes 1 argument: 1: args []string (os.Args)</text:p>
        <text:p text:style-name="P5">Returns:</text:p>
        <text:p text:style-name="P15">1: string <text:s text:c="38"/>(argument path or current working directory)</text:p>
        <text:p text:style-name="P19">2: bool <text:s text:c="40"/>(Yes for argument with path from CLI call to blit program)</text:p>
        <text:h text:style-name="P12" text:outline-level="2"><text:bookmark text:name="GetPathInfo"/><text:span text:style-name="T8">func </text:span><text:a xlink:type="simple" xlink:href="http://localhost:6060/src/github.com/ruymanbr/blit/pkg/blit_cli/blit_cli.go?s=1448:1500#L61" text:style-name="Internet_20_link" text:visited-style-name="Visited_20_Internet_20_Link"><text:span text:style-name="T5">GetPathInfo</text:span></text:a></text:h>
        <text:p text:style-name="P18"><text:span text:style-name="T13">func GetPathInfo(root </text:span><text:span text:style-name="T7">string</text:span><text:span text:style-name="T13">) ([]</text:span><text:span text:style-name="T7">fs</text:span><text:span text:style-name="T13">.</text:span><text:span text:style-name="T7">FileInfo</text:span><text:span text:style-name="T13">, </text:span><text:span text:style-name="T7">error</text:span><text:span text:style-name="T13">)</text:span></text:p>
        <text:p text:style-name="P5">GetPathInfo extracts info from a given path.</text:p>
        <text:p text:style-name="P5">Takes 1 argument: 1: root string (Path to extract info from)</text:p>
        <text:p text:style-name="P5">Returns (same as EncapData() :</text:p>
        <text:p text:style-name="P15">1: []fs.FileInfo <text:s text:c="23"/>(slice with info from files and folders)</text:p>
        <text:p text:style-name="P19">2: error <text:s text:c="39"/>(not nilfor failing to open or failing reading it)</text:p>
        <text:h text:style-name="P12" text:outline-level="2"><text:bookmark text:name="HandlePath"/><text:span text:style-name="T8">func </text:span><text:a xlink:type="simple" xlink:href="http://localhost:6060/src/github.com/ruymanbr/blit/pkg/blit_cli/blit_cli.go?s=8515:8574#L282" text:style-name="Internet_20_link" text:visited-style-name="Visited_20_Internet_20_Link"><text:span text:style-name="T5">HandlePath</text:span></text:a></text:h>
        <text:p text:style-name="P18"><text:span text:style-name="T13">func HandlePath(path </text:span><text:span text:style-name="T7">string</text:span><text:span text:style-name="T13">) ([]</text:span><text:span text:style-name="T7">fs</text:span><text:span text:style-name="T13">.</text:span><text:span text:style-name="T7">FileInfo</text:span><text:span text:style-name="T13">, </text:span><text:span text:style-name="T7">string</text:span><text:span text:style-name="T13">, </text:span><text:span text:style-name="T7">error</text:span><text:span text:style-name="T13">)</text:span></text:p>
        <text:p text:style-name="P5">HandlePath handles a given path calling functions in package blit_cli</text:p>
        <text:p text:style-name="P5">Takes 1 argument: 1: path string (what system path to be listed)</text:p>
        <text:p text:style-name="P5">Returns:</text:p>
        <text:p text:style-name="P15">1: []fs.FileInfo <text:s text:c="23"/>(Data from files listed)</text:p>
        <text:p text:style-name="P15">2: string <text:s text:c="38"/>(Sanitized path. Returned from <text:s/>SanitizeLastSlash() with proper slashing format)</text:p>
        <text:p text:style-name="P19">3: error <text:s text:c="39"/>(Returns this error when trying to obtain os.Stat(/path/to/file/name/) for each file</text:p>
        <text:h text:style-name="P12" text:outline-level="2"><text:bookmark text:name="Openbrowser"/><text:span text:style-name="T8">func </text:span><text:a xlink:type="simple" xlink:href="http://localhost:6060/src/github.com/ruymanbr/blit/pkg/blit_cli/blit_cli.go?s=9274:9302#L317" text:style-name="Internet_20_link" text:visited-style-name="Visited_20_Internet_20_Link"><text:span text:style-name="T5">Openbrowser</text:span></text:a></text:h>
        <text:p text:style-name="P18"><text:span text:style-name="T13">func Openbrowser(url </text:span><text:span text:style-name="T7">string</text:span><text:span text:style-name="T13">)</text:span></text:p>
        <text:p text:style-name="P5"><text:soft-page-break/>Openbrowser opens default browser in system at a given URL</text:p>
        <text:p text:style-name="P5">Takes 1 argument: 1: url string (what URI to open in brwoser)</text:p>
        <text:p text:style-name="P5">Returns:</text:p>
        <text:p text:style-name="P19">&lt;No Return&gt;</text:p>
        <text:h text:style-name="P12" text:outline-level="2"><text:bookmark text:name="RenderData"/><text:span text:style-name="T8">func </text:span><text:a xlink:type="simple" xlink:href="http://localhost:6060/src/github.com/ruymanbr/blit/pkg/blit_cli/blit_cli.go?s=5274:5350#L183" text:style-name="Internet_20_link" text:visited-style-name="Visited_20_Internet_20_Link"><text:span text:style-name="T5">RenderData</text:span></text:a></text:h>
        <text:p text:style-name="P18"><text:span text:style-name="T13">func RenderData(dirs []</text:span><text:span text:style-name="T7">string</text:span><text:span text:style-name="T13">, data [][]</text:span><text:span text:style-name="T7">string</text:span><text:span text:style-name="T13">, totSize </text:span><text:span text:style-name="T7">int64</text:span><text:span text:style-name="T13">, totFiles </text:span><text:span text:style-name="T7">int</text:span><text:span text:style-name="T13">)</text:span></text:p>
        <text:p text:style-name="P5">RenderData renders a table in CLI. Takes 4 arguments with information from Files in path given as first argument to the program</text:p>
        <text:p text:style-name="P5">1: []string (Slice with y/n values for Directory) 2: [][]string (Sorted Slice from biggest file to lowest size) 3: int64 (Total scanned file size combined) 4: int (Total files in given path)//</text:p>
        <text:p text:style-name="P19">&lt;No return&gt;</text:p>
        <text:h text:style-name="P12" text:outline-level="2"><text:bookmark text:name="SanitizeLastSlash"/><text:span text:style-name="T8">func </text:span><text:a xlink:type="simple" xlink:href="http://localhost:6060/src/github.com/ruymanbr/blit/pkg/blit_cli/blit_cli.go?s=8948:8990#L298" text:style-name="Internet_20_link" text:visited-style-name="Visited_20_Internet_20_Link"><text:span text:style-name="T5">SanitizeLastSlash</text:span></text:a></text:h>
        <text:p text:style-name="P18"><text:span text:style-name="T13">func SanitizeLastSlash(path </text:span><text:span text:style-name="T7">string</text:span><text:span text:style-name="T13">) </text:span><text:span text:style-name="T7">string</text:span></text:p>
        <text:p text:style-name="P5">SanitizeLastSlash verifies that last slash is added to given path or returns it with it</text:p>
        <text:p text:style-name="P5">Takes 1 argument:</text:p>
        <text:p text:style-name="P19">1: path string <text:s text:c="25"/>(what system path to be listed)</text:p>
        <text:p text:style-name="P5">Returns:</text:p>
        <text:p text:style-name="P19">1: string <text:s text:c="38"/>(Sanitized path with slash at the end)</text:p>
        <text:h text:style-name="P12" text:outline-level="2"><text:bookmark text:name="Swap"/><text:span text:style-name="T8">func </text:span><text:a xlink:type="simple" xlink:href="http://localhost:6060/src/github.com/ruymanbr/blit/pkg/blit_cli/blit_cli.go?s=7151:7180#L244" text:style-name="Internet_20_link" text:visited-style-name="Visited_20_Internet_20_Link"><text:span text:style-name="T5">Swap</text:span></text:a></text:h>
        <text:p text:style-name="P18"><text:span text:style-name="T13">func Swap(sli [][]</text:span><text:span text:style-name="T7">int</text:span><text:span text:style-name="T13">, i </text:span><text:span text:style-name="T7">int</text:span><text:span text:style-name="T13">)</text:span></text:p>
        <text:p text:style-name="P5">Swap switches positions of 2 rows from [][]int slice. Rows swapped are i and i+1 index (Takes i int as second argument)</text:p>
        <text:p text:style-name="P15">Takes 2 arguments:</text:p>
        <text:p text:style-name="P15"><text:soft-page-break/>1: sli[][]int <text:s text:c="26"/>(Slice containing file size information in 2 columns)</text:p>
        <text:p text:style-name="P15">2: i int <text:s text:c="39"/>(i and i+1 positions where rows are going to be swapped)</text:p>
        <text:p text:style-name="P17"/>
        <text:p text:style-name="P19">&lt;No return&gt;</text:p>
        <text:h text:style-name="P12" text:outline-level="2"><text:bookmark text:name="File"/><text:span text:style-name="T8">type </text:span><text:a xlink:type="simple" xlink:href="http://localhost:6060/src/github.com/ruymanbr/blit/pkg/blit_cli/blit_cli.go?s=410:546#L21" text:style-name="Internet_20_link" text:visited-style-name="Visited_20_Internet_20_Link"><text:span text:style-name="T5">File</text:span></text:a></text:h>
        <text:p text:style-name="P15">type File struct {</text:p>
        <text:p text:style-name="P17"><text:bookmark text:name="File.IsDir"/><text:span text:style-name="T10"><text:s text:c="4"/></text:span><text:span text:style-name="T13">IsDir </text:span><text:span text:style-name="T7">string</text:span><text:span text:style-name="T13"> `json:"IsDir"`</text:span></text:p>
        <text:p text:style-name="P17"><text:bookmark text:name="File.LastM"/><text:span text:style-name="T10"><text:s text:c="4"/></text:span><text:span text:style-name="T13">LastM </text:span><text:span text:style-name="T7">string</text:span><text:span text:style-name="T13"> `json:"LastM"`</text:span></text:p>
        <text:p text:style-name="P17"><text:bookmark text:name="File.FName"/><text:span text:style-name="T10"><text:s text:c="4"/></text:span><text:span text:style-name="T13">FName </text:span><text:span text:style-name="T7">string</text:span><text:span text:style-name="T13"> `json:"FName"`</text:span></text:p>
        <text:p text:style-name="P17"><text:bookmark text:name="File.FSize"/><text:span text:style-name="T10"><text:s text:c="4"/></text:span><text:span text:style-name="T13">FSize </text:span><text:span text:style-name="T7">string</text:span><text:span text:style-name="T13"> `json:"FSize"`</text:span></text:p>
        <text:p text:style-name="P19">}</text:p>
        <text:h text:style-name="P14" text:outline-level="3"><text:bookmark text:name="StructurizeFiles"/><text:span text:style-name="T9">func </text:span><text:a xlink:type="simple" xlink:href="http://localhost:6060/src/github.com/ruymanbr/blit/pkg/blit_cli/blit_cli.go?s=9757:9806#L338" text:style-name="Internet_20_link" text:visited-style-name="Visited_20_Internet_20_Link"><text:span text:style-name="T5">StructurizeFiles</text:span></text:a></text:h>
        <text:p text:style-name="P18"><text:span text:style-name="T13">func StructurizeFiles(filesStr [][]</text:span><text:span text:style-name="T7">string</text:span><text:span text:style-name="T13">) []</text:span><text:a xlink:type="simple" xlink:href="http://index.html/#File" text:style-name="Internet_20_link" text:visited-style-name="Visited_20_Internet_20_Link"><text:span text:style-name="T7">File</text:span></text:a></text:p>
        <text:p text:style-name="P5">StructurizeFiles converts [][]string data from files into []File struct type so it can be converted into Json</text:p>
        <text:p text:style-name="P5">Takes 1 argument: 1: files [][]string (files in 2D array format)</text:p>
        <text:p text:style-name="P5">Returns:</text:p>
        <text:p text:style-name="P19">1: []File <text:s text:c="30"/>(Preformated to be json capable)</text:p>
        <text:h text:style-name="P12" text:outline-level="2"><text:bookmark text:name="PathError"/><text:span text:style-name="T8">type </text:span><text:a xlink:type="simple" xlink:href="http://localhost:6060/src/github.com/ruymanbr/blit/pkg/blit_cli/blit_cli.go?s=359:408#L16" text:style-name="Internet_20_link" text:visited-style-name="Visited_20_Internet_20_Link"><text:span text:style-name="T5">PathError</text:span></text:a></text:h>
        <text:p text:style-name="P15">type PathError struct {</text:p>
        <text:p text:style-name="P16"><text:s text:c="4"/><text:span text:style-name="T14">// contains filtered or unexported fields</text:span></text:p>
        <text:p text:style-name="P19">}</text:p>
        <text:h text:style-name="P14" text:outline-level="3"><text:bookmark text:name="PathError.Error"/><text:span text:style-name="T9">func (*PathError) </text:span><text:a xlink:type="simple" xlink:href="http://localhost:6060/src/github.com/ruymanbr/blit/pkg/blit_cli/blit_cli.go?s=548:582#L28" text:style-name="Internet_20_link" text:visited-style-name="Visited_20_Internet_20_Link"><text:span text:style-name="T5">Error</text:span></text:a></text:h>
        <text:p text:style-name="P18"><text:span text:style-name="T13">func (p *</text:span><text:a xlink:type="simple" xlink:href="http://index.html/#PathError" text:style-name="Internet_20_link" text:visited-style-name="Visited_20_Internet_20_Link"><text:span text:style-name="T7">PathError</text:span></text:a><text:span text:style-name="T13">) Error() </text:span><text:span text:style-name="T7">string</text:span></text:p>
        <text:section text:style-name="Sect2" text:name="footer">
          <text:p text:style-name="P7"><text:span text:style-name="T15">Build version go1.16.5.<text:line-break/>Except as </text:span><text:a xlink:type="simple" xlink:href="https://developers.google.com/site-policies#restrictions" text:style-name="Internet_20_link" text:visited-style-name="Visited_20_Internet_20_Link"><text:span text:style-name="T3">noted</text:span></text:a><text:span text:style-name="T15">, the content of this page is licensed under the Creative Commons Attribution 3.0 </text:span><text:soft-page-break/><text:span text:style-name="T15">License, and code is licensed under a </text:span><text:a xlink:type="simple" xlink:href="http://localhost:6060/LICENSE" text:style-name="Internet_20_link" text:visited-style-name="Visited_20_Internet_20_Link"><text:span text:style-name="T3">BSD license</text:span></text:a><text:span text:style-name="T15">.<text:line-break/></text:span><text:a xlink:type="simple" xlink:href="https://golang.org/doc/tos.html" text:style-name="Internet_20_link" text:visited-style-name="Visited_20_Internet_20_Link"><text:span text:style-name="T3">Terms of Service</text:span></text:a><text:span text:style-name="T15"> | </text:span><text:a xlink:type="simple" xlink:href="https://www.google.com/intl/en/policies/privacy/" text:style-name="Internet_20_link" text:visited-style-name="Visited_20_Internet_20_Link"><text:span text:style-name="T3">Privacy Policy</text:span></text:a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Menlo" svg:font-family="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01:36:40.212665100</meta:creation-date>
    <dc:date>2021-07-05T01:38:19.946229170</dc:date>
    <meta:editing-duration>PT1M40S</meta:editing-duration>
    <meta:editing-cycles>1</meta:editing-cycles>
    <meta:document-statistic meta:table-count="0" meta:image-count="0" meta:object-count="0" meta:page-count="7" meta:paragraph-count="134" meta:word-count="932" meta:character-count="7084" meta:non-whitespace-character-count="5598"/>
    <meta:generator>LibreOffice/6.0.7.3$Linux_X86_64 LibreOffice_project/00m0$Build-3</meta:generator>
  </office:meta>
</office:document-meta>
</file>